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5" style:family="paragraph" style:parent-style-name="Standard">
      <style:paragraph-properties fo:margin-left="0in" fo:margin-right="0in" fo:line-height="150%" fo:text-indent="0.5in" style:auto-text-indent="false"/>
    </style:style>
    <style:style style:name="P6" style:family="paragraph" style:parent-style-name="Standard">
      <style:paragraph-properties fo:margin-left="0in" fo:margin-right="0in" fo:line-height="150%" fo:text-indent="0.5in" style:auto-text-indent="false"/>
      <style:text-properties fo:font-size="11pt" style:font-size-asian="11pt" style:font-size-complex="11pt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ff3300"/>
    </style:style>
    <style:style style:name="T4" style:family="text">
      <style:text-properties fo:color="#ff3300" fo:font-size="11pt" style:font-size-asian="11pt" style:font-size-complex="11pt"/>
    </style:style>
    <style:style style:name="T5" style:family="text">
      <style:text-properties fo:color="#0000ff"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SC 134 Spring 2019</text:span></text:p>
      <text:p text:style-name="P2"/>
      <text:p text:style-name="P2"><text:tab/><text:tab/><text:tab/><text:tab/><text:tab/>Assignment 1</text:p>
      <text:p text:style-name="P1"/>
      <text:p text:style-name="P1">Total: 100 points</text:p>
      <text:p text:style-name="P1"/>
      <text:p text:style-name="P4">Draw an ER diagram accordingly to the following user requirements. <text:s/>You can draw the diagram using tools that you prefer, such as Microsoft Viso, which is available in most of the ECS labs. <text:s/>Hand-drawn diagram will also be accepted as long as it is clear. <text:s/>(Note: For any other assignments in the future, no hand-written submission will be accepted.) <text:s/>Please submit a PDF file to SacCT. <text:s/>List assumptions for your diagram, if there is any. </text:p>
      <text:p text:style-name="P3"><text:span text:style-name="T2"><text:s/><text:tab/>A bank application keeps track of customer information, including</text:span><text:span text:style-name="T4"> SSN</text:span><text:span text:style-name="T2">, </text:span><text:span text:style-name="T4">first name, last name, phone number, and address</text:span><text:span text:style-name="T2">. When a person either owns an account or borrows a loan, the person becomes a customer of the bank. The bank database keeps track of account information, including a</text:span><text:span text:style-name="T4">ccount balance, type of account (e.g. saving, checking), and when the account is opened by a customer</text:span><text:span text:style-name="T2">. When a customer opens a new account, the date to open the account is the same as the date the customer owns the account. <text:s/>New customers can be added to an account after the account was opened. We need the date when a customer starts to own an account. A customer can own many accounts. An account must be owned by at least one customer. </text:span></text:p>
      <text:p text:style-name="P5"><text:span text:style-name="T2">The bank application also keeps track of loan information. <text:s/></text:span><text:span text:style-name="T4">A loan has a loan number (unique), total amount of the loan, the loan type (e.g. car).</text:span><text:span text:style-name="T2"> A loan has a n</text:span><text:span text:style-name="T4">umber of payments</text:span><text:span text:style-name="T2">. Each </text:span><text:span text:style-name="T4">payment has a payment number that is unique with respect to a loan. Each payment has an amount, the method for the payment, and a status (paid, not paid), and a due date</text:span><text:span text:style-name="T2">.</text:span><text:span text:style-name="T4"> </text:span><text:span text:style-name="T5">A customer can borrow many loans. A loan can be borrowed by many customers, at least one.</text:span></text:p>
      <text:p text:style-name="P6">The application also keeps track of the information of branches of the bank. Each branch <text:span text:style-name="T3">has a branch name (unique) and an address.</text:span> <text:s/>Each customer has one favorite branch that he/she visits most frequently. <text:s/>If a customer never goes to a branch (for example, only use online banking), he/she does not have a favorite branch. <text:s text:c="2"/>A branch can be the favorite of many customers, at least on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ny</meta:initial-creator>
    <meta:creation-date>2010-01-19T10:33:00</meta:creation-date>
    <dc:date>2019-02-15T23:48:17.53</dc:date>
    <meta:editing-cycles>28</meta:editing-cycles>
    <meta:editing-duration>PT1H16M</meta:editing-duration>
    <meta:document-statistic meta:table-count="0" meta:image-count="0" meta:object-count="0" meta:page-count="1" meta:paragraph-count="7" meta:word-count="363" meta:character-count="2055"/>
    <meta:generator>OpenOffice/4.1.5$Win32 OpenOffice.org_project/415m1$Build-9789</meta:generator>
  </office:meta>
</office:document-meta>
</file>